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d428" draw:marker-start-width="0.279cm" draw:marker-end-width="0.279cm" draw:fill-color="#ffffd7" draw:textarea-horizontal-align="justify" draw:textarea-vertical-align="middle" draw:auto-grow-height="false" fo:min-height="0.654cm" fo:min-width="1.404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-width="0.279cm" draw:fill-color="#dee6ef" draw:textarea-horizontal-align="justify" draw:textarea-vertical-align="middle" draw:auto-grow-height="false" fo:min-height="0.654cm" fo:min-width="1.404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false" fo:min-height="0.712cm" fo:min-width="0.70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  <style:text-properties fo:font-weight="normal"/>
    </style:style>
    <style:style style:name="P2" style:family="paragraph">
      <loext:graphic-properties draw:fill-color="#ffffd7"/>
      <style:paragraph-properties fo:text-align="center"/>
      <style:text-properties fo:font-weight="normal"/>
    </style:style>
    <style:style style:name="P3" style:family="paragraph">
      <loext:graphic-properties draw:fill-color="#dee6ef"/>
      <style:paragraph-properties fo:text-align="center"/>
      <style:text-properties fo:font-weight="normal"/>
    </style:style>
    <style:style style:name="P4" style:family="paragraph">
      <loext:graphic-properties draw:fill="solid"/>
      <style:paragraph-properties fo:text-align="center"/>
      <style:text-properties fo:font-weight="normal"/>
    </style:style>
    <style:style style:name="P5" style:family="paragraph">
      <style:text-properties fo:font-weight="normal"/>
    </style:style>
    <style:style style:name="P6" style:family="paragraph">
      <loext:graphic-properties draw:fill="none" draw:fill-color="#ffffff"/>
      <style:text-properties fo:font-weight="normal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14pt" fo:font-weight="normal"/>
    </style:style>
    <style:style style:name="P8" style:family="paragraph">
      <style:text-properties fo:font-size="14pt" fo:font-weight="normal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fo:font-weight="normal"/>
    </style:style>
    <style:style style:name="P10" style:family="paragraph">
      <loext:graphic-properties draw:fill="none" draw:fill-color="#ffffff"/>
      <style:paragraph-properties fo:text-align="center"/>
      <style:text-properties fo:font-weight="normal"/>
    </style:style>
    <style:style style:name="T1" style:family="text">
      <style:text-properties fo:color="#ff0000"/>
    </style:style>
    <style:style style:name="T2" style:family="text">
      <style:text-properties fo:color="#c9211e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c9211e" fo:font-size="14pt" style:font-size-asian="14pt" style:font-size-complex="14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6" draw:id="id6" draw:layer="layout" svg:width="2cm" svg:height="1cm" svg:x="10cm" svg:y="7cm">
          <text:p text:style-name="P1">00 0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cm" svg:height="1cm" svg:x="16cm" svg:y="7cm">
          <text:p text:style-name="P1">10 0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2cm" svg:height="1cm" svg:x="10cm" svg:y="11cm">
          <text:p text:style-name="P1">01 0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cm" svg:height="1cm" svg:x="16cm" svg:y="11cm">
          <text:p text:style-name="P1">11 0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2cm" svg:height="1cm" svg:x="6cm" svg:y="14cm">
          <text:p text:style-name="P1">11 1<text:span text:style-name="T2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2cm" svg:height="1cm" svg:x="20cm" svg:y="14cm">
          <text:p text:style-name="P1">10 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2cm" svg:height="1cm" svg:x="20cm" svg:y="4cm">
          <text:p text:style-name="P1">00 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2cm" svg:height="1cm" svg:x="6cm" svg:y="4cm">
          <text:p text:style-name="P1">01 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21cm" svg:y1="14cm" svg:x2="21cm" svg:y2="5cm" draw:start-shape="id1" draw:start-glue-point="0" draw:end-shape="id2" draw:end-glue-point="2" svg:d="M21000 14000v-9000" svg:viewBox="0 0 1 9001">
          <text:p/>
        </draw:connector>
        <draw:connector draw:style-name="gr3" draw:text-style-name="P4" draw:layer="layout" draw:type="line" svg:x1="20cm" svg:y1="4.5cm" svg:x2="8cm" svg:y2="4.5cm" draw:start-shape="id2" draw:start-glue-point="3" draw:end-shape="id3" draw:end-glue-point="1" svg:d="M20000 4500h-12000" svg:viewBox="0 0 12001 1">
          <text:p/>
        </draw:connector>
        <draw:connector draw:style-name="gr3" draw:text-style-name="P4" draw:layer="layout" draw:type="line" svg:x1="8cm" svg:y1="14.5cm" svg:x2="20cm" svg:y2="14.5cm" draw:start-shape="id4" draw:start-glue-point="1" draw:end-shape="id1" draw:end-glue-point="3" svg:d="M8000 14500h12000" svg:viewBox="0 0 12001 1">
          <text:p/>
        </draw:connector>
        <draw:connector draw:style-name="gr3" draw:text-style-name="P4" draw:layer="layout" draw:type="line" svg:x1="7cm" svg:y1="5cm" svg:x2="7cm" svg:y2="14cm" draw:start-shape="id3" draw:start-glue-point="2" draw:end-shape="id4" draw:end-glue-point="0" svg:d="M7000 5000v9000" svg:viewBox="0 0 1 9001">
          <text:p/>
        </draw:connector>
        <draw:connector draw:style-name="gr3" draw:text-style-name="P4" draw:layer="layout" draw:type="line" svg:x1="11cm" svg:y1="11cm" svg:x2="11cm" svg:y2="8cm" draw:start-shape="id5" draw:start-glue-point="0" draw:end-shape="id6" draw:end-glue-point="2" svg:d="M11000 11000v-3000" svg:viewBox="0 0 1 3001">
          <text:p/>
        </draw:connector>
        <draw:connector draw:style-name="gr3" draw:text-style-name="P4" draw:layer="layout" draw:type="line" svg:x1="12cm" svg:y1="7.5cm" svg:x2="16cm" svg:y2="7.5cm" draw:start-shape="id6" draw:start-glue-point="1" draw:end-shape="id7" draw:end-glue-point="3" svg:d="M12000 7500h4000" svg:viewBox="0 0 4001 1">
          <text:p/>
        </draw:connector>
        <draw:connector draw:style-name="gr3" draw:text-style-name="P4" draw:layer="layout" draw:type="line" svg:x1="17cm" svg:y1="8cm" svg:x2="17cm" svg:y2="11cm" draw:start-shape="id7" draw:start-glue-point="2" draw:end-shape="id8" draw:end-glue-point="0" svg:d="M17000 8000v3000" svg:viewBox="0 0 1 3001">
          <text:p/>
        </draw:connector>
        <draw:connector draw:style-name="gr3" draw:text-style-name="P4" draw:layer="layout" draw:type="line" svg:x1="16cm" svg:y1="11.5cm" svg:x2="12cm" svg:y2="11.5cm" draw:start-shape="id8" draw:start-glue-point="3" draw:end-shape="id5" draw:end-glue-point="1" svg:d="M16000 11500h-4000" svg:viewBox="0 0 4001 1">
          <text:p/>
        </draw:connector>
        <draw:connector draw:style-name="gr3" draw:text-style-name="P4" draw:layer="layout" draw:type="line" svg:x1="10cm" svg:y1="11.5cm" svg:x2="7cm" svg:y2="14cm" draw:start-shape="id5" draw:start-glue-point="3" svg:d="M10000 11500l-3000 2500" svg:viewBox="0 0 3001 2501">
          <text:p/>
        </draw:connector>
        <draw:connector draw:style-name="gr3" draw:text-style-name="P4" draw:layer="layout" draw:type="line" svg:x1="8cm" svg:y1="14.5cm" svg:x2="11cm" svg:y2="12cm" draw:start-shape="id4" draw:start-glue-point="1" draw:end-shape="id5" draw:end-glue-point="2" svg:d="M8000 14500l3000-2500" svg:viewBox="0 0 3001 2501">
          <text:p/>
        </draw:connector>
        <draw:connector draw:style-name="gr3" draw:text-style-name="P4" draw:layer="layout" draw:type="line" svg:x1="17cm" svg:y1="12cm" svg:x2="20cm" svg:y2="14.5cm" draw:start-shape="id8" draw:start-glue-point="2" draw:end-shape="id1" draw:end-glue-point="3" svg:d="M17000 12000l3000 2500" svg:viewBox="0 0 3001 2501">
          <text:p/>
        </draw:connector>
        <draw:connector draw:style-name="gr3" draw:text-style-name="P4" draw:layer="layout" draw:type="line" svg:x1="18cm" svg:y1="7.5cm" svg:x2="21cm" svg:y2="5cm" draw:start-shape="id7" draw:start-glue-point="1" draw:end-shape="id2" draw:end-glue-point="2" svg:d="M18000 7500l3000-2500" svg:viewBox="0 0 3001 2501">
          <text:p/>
        </draw:connector>
        <draw:connector draw:style-name="gr3" draw:text-style-name="P4" draw:layer="layout" draw:type="line" svg:x1="11cm" svg:y1="7cm" svg:x2="8cm" svg:y2="4.5cm" draw:start-shape="id6" draw:start-glue-point="0" draw:end-shape="id3" draw:end-glue-point="1" svg:d="M11000 7000l-3000-2500" svg:viewBox="0 0 3001 2501">
          <text:p/>
        </draw:connector>
        <draw:connector draw:style-name="gr3" draw:text-style-name="P4" draw:layer="layout" draw:type="line" svg:x1="21cm" svg:y1="14cm" svg:x2="18cm" svg:y2="11.5cm" draw:start-shape="id1" draw:start-glue-point="0" draw:end-shape="id8" draw:end-glue-point="1" svg:d="M21000 14000l-3000-2500" svg:viewBox="0 0 3001 2501">
          <text:p/>
        </draw:connector>
        <draw:connector draw:style-name="gr3" draw:text-style-name="P4" draw:layer="layout" draw:type="line" svg:x1="20cm" svg:y1="4.5cm" svg:x2="17cm" svg:y2="7cm" draw:start-shape="id2" draw:start-glue-point="3" draw:end-shape="id7" draw:end-glue-point="0" svg:d="M20000 4500l-3000 2500" svg:viewBox="0 0 3001 2501">
          <text:p/>
        </draw:connector>
        <draw:connector draw:style-name="gr3" draw:text-style-name="P4" draw:layer="layout" draw:type="line" svg:x1="7cm" svg:y1="5cm" svg:x2="10cm" svg:y2="7.5cm" draw:start-shape="id3" draw:start-glue-point="2" draw:end-shape="id6" draw:end-glue-point="3" svg:d="M7000 5000l3000 2500" svg:viewBox="0 0 3001 2501">
          <text:p/>
        </draw:connector>
        <draw:connector draw:style-name="gr3" draw:text-style-name="P4" draw:layer="layout" draw:type="curve" svg:x1="12cm" svg:y1="7.5cm" svg:x2="11cm" svg:y2="8cm" draw:start-shape="id6" draw:start-glue-point="1" draw:end-shape="id6" draw:end-glue-point="2" svg:d="M12000 7500c792 0 660 514 212 837s-1212 455-1212-337" svg:viewBox="0 0 1572 1091">
          <text:p/>
        </draw:connector>
        <draw:connector draw:style-name="gr3" draw:text-style-name="P4" draw:layer="layout" draw:type="curve" svg:x1="11cm" svg:y1="11cm" svg:x2="12cm" svg:y2="11.5cm" draw:start-shape="id5" draw:start-glue-point="0" draw:end-shape="id5" draw:end-glue-point="1" svg:d="M11000 11000c0-790 764-658 1212-336s580 836-212 836" svg:viewBox="0 0 1572 1090">
          <text:p/>
        </draw:connector>
        <draw:connector draw:style-name="gr3" draw:text-style-name="P4" draw:layer="layout" draw:type="curve" svg:x1="17cm" svg:y1="8cm" svg:x2="16cm" svg:y2="7.5cm" draw:start-shape="id7" draw:start-glue-point="2" draw:end-shape="id7" draw:end-glue-point="3" svg:d="M17000 8000c0 792-764 660-1211 337s-579-837 211-837" svg:viewBox="0 0 1571 1091">
          <text:p/>
        </draw:connector>
        <draw:connector draw:style-name="gr3" draw:text-style-name="P4" draw:layer="layout" draw:type="curve" svg:x1="16cm" svg:y1="11.5cm" svg:x2="17cm" svg:y2="11cm" draw:start-shape="id8" draw:start-glue-point="3" draw:end-shape="id8" draw:end-glue-point="0" svg:d="M16000 11500c-790 0-658-514-211-836s1211-454 1211 336" svg:viewBox="0 0 1571 1090">
          <text:p/>
        </draw:connector>
        <draw:connector draw:style-name="gr3" draw:text-style-name="P4" draw:layer="layout" draw:type="curve" svg:x1="22cm" svg:y1="14.5cm" svg:x2="21cm" svg:y2="15cm" draw:start-shape="id1" draw:start-glue-point="1" draw:end-shape="id1" draw:end-glue-point="2" svg:d="M22000 14500c792 0 660 514 212 837s-1212 455-1212-337" svg:viewBox="0 0 1572 1091">
          <text:p/>
        </draw:connector>
        <draw:connector draw:style-name="gr3" draw:text-style-name="P4" draw:layer="layout" draw:type="curve" svg:x1="7cm" svg:y1="15cm" svg:x2="6cm" svg:y2="14.5cm" draw:start-shape="id4" draw:start-glue-point="2" draw:end-shape="id4" draw:end-glue-point="3" svg:d="M7000 15000c0 792-764 660-1211 337s-579-837 211-837" svg:viewBox="0 0 1571 1091">
          <text:p/>
        </draw:connector>
        <draw:connector draw:style-name="gr3" draw:text-style-name="P4" draw:layer="layout" draw:type="curve" svg:x1="6cm" svg:y1="4.5cm" svg:x2="7cm" svg:y2="4cm" draw:start-shape="id3" draw:start-glue-point="3" draw:end-shape="id3" draw:end-glue-point="0" svg:d="M6000 4500c-790 0-658-514-211-836s1211-454 1211 336" svg:viewBox="0 0 1571 1090">
          <text:p/>
        </draw:connector>
        <draw:connector draw:style-name="gr3" draw:text-style-name="P4" draw:layer="layout" draw:type="curve" svg:x1="21cm" svg:y1="4cm" svg:x2="22cm" svg:y2="4.5cm" draw:start-shape="id2" draw:start-glue-point="0" draw:end-shape="id2" draw:end-glue-point="1" svg:d="M21000 4000c0-790 764-658 1212-336s580 836-212 836" svg:viewBox="0 0 1572 1090">
          <text:p/>
        </draw:connector>
        <draw:frame draw:style-name="gr4" draw:text-style-name="P6" draw:layer="layout" svg:width="1.205cm" svg:height="0.962cm" svg:x="13cm" svg:y="4.5cm">
          <draw:text-box>
            <text:p text:style-name="P5">01</text:p>
          </draw:text-box>
        </draw:frame>
        <draw:frame draw:style-name="gr5" draw:text-style-name="P6" draw:layer="layout" svg:width="1.205cm" svg:height="0.962cm" svg:x="14.5cm" svg:y="13.538cm">
          <draw:text-box>
            <text:p text:style-name="P5">10</text:p>
          </draw:text-box>
        </draw:frame>
        <draw:frame draw:style-name="gr5" draw:text-style-name="P6" draw:layer="layout" svg:width="1.205cm" svg:height="0.962cm" svg:x="17.5cm" svg:y="13.038cm">
          <draw:text-box>
            <text:p text:style-name="P5">10</text:p>
          </draw:text-box>
        </draw:frame>
        <draw:frame draw:style-name="gr5" draw:text-style-name="P6" draw:layer="layout" svg:width="1.205cm" svg:height="0.962cm" svg:x="17cm" svg:y="5.5cm">
          <draw:text-box>
            <text:p text:style-name="P5">10</text:p>
          </draw:text-box>
        </draw:frame>
        <draw:frame draw:style-name="gr5" draw:text-style-name="P6" draw:layer="layout" svg:width="1.205cm" svg:height="0.962cm" svg:x="14.295cm" svg:y="6.538cm">
          <draw:text-box>
            <text:p text:style-name="P5">10</text:p>
          </draw:text-box>
        </draw:frame>
        <draw:frame draw:style-name="gr4" draw:text-style-name="P6" draw:layer="layout" svg:width="1.205cm" svg:height="0.962cm" svg:x="14.795cm" svg:y="8.038cm">
          <draw:text-box>
            <text:p text:style-name="P5">10</text:p>
          </draw:text-box>
        </draw:frame>
        <draw:frame draw:style-name="gr5" draw:text-style-name="P6" draw:layer="layout" svg:width="1.205cm" svg:height="0.962cm" svg:x="22.295cm" svg:y="15.038cm">
          <draw:text-box>
            <text:p text:style-name="P5">10</text:p>
          </draw:text-box>
        </draw:frame>
        <draw:frame draw:style-name="gr4" draw:text-style-name="P6" draw:layer="layout" svg:width="1.205cm" svg:height="0.962cm" svg:x="4.795cm" svg:y="3cm">
          <draw:text-box>
            <text:p text:style-name="P5">01</text:p>
          </draw:text-box>
        </draw:frame>
        <draw:frame draw:style-name="gr4" draw:text-style-name="P6" draw:layer="layout" svg:width="1.205cm" svg:height="0.962cm" svg:x="9.5cm" svg:y="5.038cm">
          <draw:text-box>
            <text:p text:style-name="P5">01</text:p>
          </draw:text-box>
        </draw:frame>
        <draw:frame draw:style-name="gr4" draw:text-style-name="P6" draw:layer="layout" svg:width="1.205cm" svg:height="0.962cm" svg:x="10cm" svg:y="12.538cm">
          <draw:text-box>
            <text:p text:style-name="P5">01</text:p>
          </draw:text-box>
        </draw:frame>
        <draw:frame draw:style-name="gr4" draw:text-style-name="P6" draw:layer="layout" svg:width="1.205cm" svg:height="0.962cm" svg:x="12cm" svg:y="10cm">
          <draw:text-box>
            <text:p text:style-name="P5">01</text:p>
          </draw:text-box>
        </draw:frame>
        <draw:frame draw:style-name="gr4" draw:text-style-name="P6" draw:layer="layout" svg:width="1.205cm" svg:height="0.962cm" svg:x="12.5cm" svg:y="11.5cm">
          <draw:text-box>
            <text:p text:style-name="P5">01</text:p>
          </draw:text-box>
        </draw:frame>
        <draw:frame draw:style-name="gr4" draw:text-style-name="P6" draw:layer="layout" svg:width="1.205cm" svg:height="0.962cm" svg:x="7cm" svg:y="10cm">
          <draw:text-box>
            <text:p text:style-name="P5">11</text:p>
          </draw:text-box>
        </draw:frame>
        <draw:frame draw:style-name="gr4" draw:text-style-name="P6" draw:layer="layout" svg:width="1.205cm" svg:height="0.962cm" svg:x="7.295cm" svg:y="12.038cm">
          <draw:text-box>
            <text:p text:style-name="P5">11</text:p>
          </draw:text-box>
        </draw:frame>
        <draw:frame draw:style-name="gr4" draw:text-style-name="P6" draw:layer="layout" svg:width="1.205cm" svg:height="0.962cm" svg:x="5cm" svg:y="15.5cm">
          <draw:text-box>
            <text:p text:style-name="P5">11</text:p>
          </draw:text-box>
        </draw:frame>
        <draw:frame draw:style-name="gr4" draw:text-style-name="P6" draw:layer="layout" svg:width="1.205cm" svg:height="0.962cm" svg:x="14.795cm" svg:y="10cm">
          <draw:text-box>
            <text:p text:style-name="P5">11</text:p>
          </draw:text-box>
        </draw:frame>
        <draw:frame draw:style-name="gr4" draw:text-style-name="P6" draw:layer="layout" svg:width="1.205cm" svg:height="0.962cm" svg:x="17cm" svg:y="9.5cm">
          <draw:text-box>
            <text:p text:style-name="P5">11</text:p>
          </draw:text-box>
        </draw:frame>
        <draw:frame draw:style-name="gr4" draw:text-style-name="P6" draw:layer="layout" svg:width="1.205cm" svg:height="0.962cm" svg:x="18.795cm" svg:y="11.5cm">
          <draw:text-box>
            <text:p text:style-name="P5">11</text:p>
          </draw:text-box>
        </draw:frame>
        <draw:frame draw:style-name="gr4" draw:text-style-name="P6" draw:layer="layout" svg:width="1.205cm" svg:height="0.962cm" svg:x="22.5cm" svg:y="3.038cm">
          <draw:text-box>
            <text:p text:style-name="P5">00</text:p>
          </draw:text-box>
        </draw:frame>
        <draw:frame draw:style-name="gr4" draw:text-style-name="P6" draw:layer="layout" svg:width="1.205cm" svg:height="0.962cm" svg:x="19.295cm" svg:y="6cm">
          <draw:text-box>
            <text:p text:style-name="P5">00</text:p>
          </draw:text-box>
        </draw:frame>
        <draw:frame draw:style-name="gr4" draw:text-style-name="P6" draw:layer="layout" svg:width="1.205cm" svg:height="0.962cm" svg:x="20cm" svg:y="8.038cm">
          <draw:text-box>
            <text:p text:style-name="P5">00</text:p>
          </draw:text-box>
        </draw:frame>
        <draw:frame draw:style-name="gr4" draw:text-style-name="P6" draw:layer="layout" svg:width="1.205cm" svg:height="0.962cm" svg:x="12cm" svg:y="8.038cm">
          <draw:text-box>
            <text:p text:style-name="P5">00</text:p>
          </draw:text-box>
        </draw:frame>
        <draw:frame draw:style-name="gr4" draw:text-style-name="P6" draw:layer="layout" svg:width="1.205cm" svg:height="0.962cm" svg:x="8cm" svg:y="6.5cm">
          <draw:text-box>
            <text:p text:style-name="P5">00</text:p>
          </draw:text-box>
        </draw:frame>
        <draw:frame draw:style-name="gr4" draw:text-style-name="P6" draw:layer="layout" svg:width="1.205cm" svg:height="0.962cm" svg:x="10cm" svg:y="8.538cm">
          <draw:text-box>
            <text:p text:style-name="P5">00</text:p>
          </draw:text-box>
        </draw:frame>
        <draw:frame draw:style-name="gr6" draw:text-style-name="P9" draw:layer="layout" svg:width="9.777cm" svg:height="1.361cm" svg:x="15cm" svg:y="2cm">
          <draw:text-box>
            <text:p text:style-name="P7"><text:span text:style-name="T3">Stat</text:span><text:span text:style-name="T3">e </text:span><text:span text:style-name="T3">Na</text:span><text:span text:style-name="T3">me: </text:span><text:span text:style-name="T3">&lt;A&gt;</text:span><text:span text:style-name="T3">&lt;B&gt; </text:span><text:span text:style-name="T4">&lt;Dir</text:span><text:span text:style-name="T4">ecti</text:span><text:span text:style-name="T4">on&gt;</text:span><text:span text:style-name="T4">&lt;Co</text:span><text:span text:style-name="T4">unt&gt;</text:span></text:p>
            <text:p text:style-name="P8">Transition Name: &lt;A&gt;&lt;B&gt;</text:p>
          </draw:text-box>
        </draw:frame>
        <draw:frame draw:style-name="gr7" draw:text-style-name="P10" draw:layer="layout" svg:width="6.276cm" svg:height="1.673cm" svg:x="6.724cm" svg:y="1.827cm">
          <draw:text-box>
            <text:p text:style-name="P1">Quadrature Decoder</text:p>
            <text:p text:style-name="P1">State Machine</text:p>
          </draw:text-box>
        </draw:frame>
        <draw:custom-shape draw:style-name="gr1" draw:text-style-name="P2" draw:layer="layout" svg:width="2cm" svg:height="1cm" svg:x="8.5cm" svg:y="15.5cm">
          <text:p text:style-name="P1">CW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1cm" svg:x="11cm" svg:y="15.5cm">
          <text:p text:style-name="P1">CCW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8.177cm" svg:height="0.962cm" svg:x="13.323cm" svg:y="15.538cm">
          <draw:text-box>
            <text:p text:style-name="P5"><text:span text:style-name="T5">X</text:span><text:span text:style-name="T6">: 0 </text:span><text:span text:style-name="T6">Singl</text:span><text:span text:style-name="T6">e / 1 </text:span><text:span text:style-name="T6">Doubl</text:span><text:span text:style-name="T6">e </text:span><text:span text:style-name="T6">Resol</text:span><text:span text:style-name="T6">ution</text:span>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quare" svg:viewBox="0 0 10 10" svg:d="M0 0h10v10h-1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07:40:47.825738027</meta:creation-date>
    <dc:date>2020-11-01T09:33:44.465585938</dc:date>
    <meta:editing-duration>PT51M50S</meta:editing-duration>
    <meta:editing-cycles>6</meta:editing-cycles>
    <meta:generator>LibreOffice/6.4.5.2$Linux_X86_64 LibreOffice_project/40$Build-2</meta:generator>
    <meta:document-statistic meta:object-count="61"/>
  </office:meta>
</office:document-meta>
</file>